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ubtitle">
      <style:paragraph-properties fo:margin-top="0in" fo:margin-bottom="0.139in" loext:contextual-spacing="false" fo:line-height="100%" fo:text-align="justify" style:justify-single-word="false"/>
    </style:style>
    <style:style style:name="P3" style:family="paragraph" style:parent-style-name="Title" style:master-page-name="Standard">
      <style:paragraph-properties fo:margin-top="0in" fo:margin-bottom="0.139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gipchncj4t3e"/>Szkoła Przyjaźni</text:p>
      <text:p text:style-name="P2"><text:bookmark text:name="_1arox54mwmfa"/>Ciekawa ścieżka kariery</text:p>
      <text:p text:style-name="P1">Jak pewnie wiecie z trailerów sezonu VIII lub przecieków, Twilight Sparkle otwiera nową placówkę edukacyjną, w której nauczają ona sama wraz z resztą Mane 6 oraz Starlight! Uczniami mają być nie tylko kucyki, ale i gryfy, jaki, hipogryfy, podmieńce, a nawet smoki. A to wszystko dlatego, ponieważ mapa powiększyła się i obejmuje również krainy poza Equestrią, więc trzeba sobie wychować nowych ambasadorów przyjaźni.</text:p>
      <text:p text:style-name="P1">Osobiście oceniam pomysł ze szkółką dwojako. Na pewno wprowadzi to do serialu jakąś świeżość i nowych bohaterów. Poza tym, klasy będą koedukacyjne, co daje nadzieję na wprowadzenie lepiej przedstawionych postaci męskich, czego w MLP:FiM zdecydowanie brakuje. Co prawda główna drużyna uczniaków liczy sześciu członków, ale nie wydaje mi się, by byli oni klonami Mane 6. Generalnie uważam, że szkoła będzie spoko pod względem rozrywki czy nawet walorów edukacyjnych dla dzieci.</text:p>
      <text:p text:style-name="P1">Z drugiej strony, Szkoła Przyjaźni to idiotyczny pomysł przez samą istotę przyjaźni oraz szkoły. Szkoła służy do nauki czegoś w jakimś celu. Nasza placówka nie jest podstawówką, gimnazjum, liceum czy ich amerykańskim odpowiednikiem, bo skupia się na jednej rzeczy oraz najwyraźniej posiada coś w rodzaju akademika. Najprawdopodobniej mamy tutaj szkolnictwo wyższe, czyli studia.</text:p>
      <text:p text:style-name="P1">Po co się studiuje? Cóż, powody są różne: żeby mieć pracę, dla przyjemności, żeby rodzice się odczepili, bo wszyscy idą, żeby sobie przedłużyć dzieciństwo... Tak serio, to celem każdego kierunku studiów powinno być produkowanie ludzi, którzy są potrzebni na rynku pracy. Oczywiście, nawet na Ziemi powstają śmieciowe kierunki (np. hipologia i jeździectwo), stworzone dla kasy. Jednak nawet po nich w teorii można coś robić. A jakie są perspektywy po studiowaniu przyjaźni? Jeżdżenie po świecie i wsadzanie nosa w cudze sprawy? Hajsu z tego raczej nie ma.</text:p>
      <text:p text:style-name="P1">Poza tym uważam, że serial bardzo spłyca przyjaźń, może dlatego, że amerykańskie “friend” oznacza raczej kolegę niż przyjaciela. W jaki sposób szkoła miałaby uczyć przyjaźni? I czy przyjaźni da się uczyć inaczej niż latami budując relację z konkretną osobą? No i czy aby na pewno taka desperacka walka o przyjaźń ma sens?</text:p>
      <text:p text:style-name="P1">W MLP zawsze brakowało mi lekcji, która jednoznacznie wskazywałaby na to, że jeśli ktoś nie chce być naszym przyjacielem, to nie musi być ostatnim bucem czy wielkim wrogiem. Jasne, są pewne momenty, które to sugerują, ale nigdy nie zostało to ubrane w morał. A jak wygląda szkółka? Uczniowie, macie się zaprzyjaźnić, a my was tego nauczymy! Nie, to tak nie działa i nie powinno działać. Można utrzymywać poprawne stosunki z grupą, nawet jeśli się jej nie lubi, bądź darzy jedynie lekką sympatią.</text:p>
      <text:p text:style-name="P1">Kolejny problem stanowi kadra nauczycielska, czyli siedem klaczy, z czego żadna nie ma odpowiedniego wykształcenia. Mamy Twilight, wielką teoretyczkę i całą resztę, dla których te sprawy są raczej naturalne. Z czego Applejack i Rainbow Dash są prostymi kucykami, Shy jest nieśmiała, Rarity popada w samozachwyt i może mieć tendencje do uczenia o modzie, zaś Pinkie Pie jest dość kiepskim materiałem na belfra. Czemu? Może dlatego, że jest upierdliwa, nie akceptuje tego, że inni też chcą mieć jakąś prywatność, święty spokój i nie być jej przyjaciółmi. Dodatkowo sprawa z Rainbow i ciastami – czemu Dash nie powiedziała Pinkie, że nie lubi ciast? Bo wiedziała, jak ta zareaguje i miała rację. Chwilę później, po morale, który mówił “bądź szczery ze swoimi przyjaciółmi”, RD mówi, że tulasy Różowej Zarazy są za ciasne? Reakcja? “Nie, nie są”. Najlepszym materiałem na nauczyciela wydaje mi się Starlight, która jest rozsądna, ma dystans do świata i jest praktykiem.</text:p>
      <text:p text:style-name="P1">Tylko dalej nie wiemy po co ktokolwiek miałby tracić swój czas i iść do szkoły, po której nic nie ma. Oczywiście, w uniwersum jest magia przyjaźni i ona działa, ale, ale! Jako magia dotyczyła tylko powierniczek Elementów Harmonii. Poza nimi istnieje tylko zwykła przyjaźń, a ona nie jest magiczna, pomimo całej swojej wspaniałości. Cały świat sam z siebie zawiera znajomości, które z czasem przybierają na znaczeniu, ale Twilight musiała stworzyć takie studia, ponieważ sama bez popchnięcia przez Celestię nie dałaby rady.</text:p>
      <text:p text:style-name="P1">Jest jeden mały problem – Twilight tak naprawdę nie studiowała magii przyjaźni. Ona studiowała magię, ale Celestia, bojąc się, że wyhoduje sobie Sunset 2.0 i potrzebując nowego powiernika lub powierniczek Elementów. Te jako pierwsze były używane przez dwie klacze – Lunę i Celestię, później Celestia używała ich samodzielnie tak długo, aż straciła z nimi łączność, prawdopodobnie przez ból spowodowany poczuciem winy i utratą siostry. Zwróćcie jednak uwagę na mały szczegół: królewskie siostry władały tymi artefaktami we dwie, a starsza z nich przez jakiś czas dawała radę w pojedynkę. Aktualnych powierniczek musiało być sześć, czyli tyle samo co filarów Equestrii. Być może ma to związek z tym, że nie są alikornami i przez to są słabsze.</text:p>
      <text:p text:style-name="P1">Celestia zostawiła Twilight w Ponyville pod pretekstem studiowania magii przyjaźni nie dlatego, że przyjaźń to magia, tylko dlatego, że społeczne zdolności też są ważne, a jej ukochana uczennica w inny sposób by ich nigdy nie zdobyła. Poza tym, lepiej by Elementy poznały się lepiej, co zdecydowanie miało zaowocować w przyszłości. Listy istniały po to, żeby nasza jednorożka nie straciła kontaktu ze swoją mentorką. Słoneczna Księżniczka nigdy nie przykładała jakiejś ogromnej wagi do tych nauk jako nauk magii. Raczej zależało jej by panna Sparkle nieco dojrzała do życia w społeczeństwie.</text:p>
      <text:p text:style-name="P1">Niestety, ale Twilight potraktowała to wszystko zbyt poważnie, co widać już przy Starlight Glimmer i wspaniałych metodach nauczania. Szczególnie, że Glim Glam tak naprawdę nie miała problemów z nauką przyjaźni i z przyjaźnią. Ona doskonale przyjaźń rozumiała i rozumie. Tak naprawdę, to przyjaźń zawiodła ją. Od kiedy została uczennicą Twalota, to cóż… Stale udowadniała, że rozumie to lepiej niż jej mentorka, co zresztą nie jest trudne.</text:p>
      <text:p text:style-name="P1">Niestety, ale głupi pomysł poszedł dalej i tak powstała szkoła. Bo przecież, te rasy rozumne to za głupie są, by wymyślić przyjaźń. Dlatego niech byczą się całymi dniami, dzięki czemu pewnego dnia wrócą do swojej ojczyzny i przyniosą jej zmiany na lepsze. To bardzo twalotowaty sposób myślenia, ale od biedy można tu znaleźć jakąś logikę.</text:p>
      <text:p text:style-name="P1">Jednak czy inne rasy potrzebują akurat przyjaźni? Myślę, że nie. Gryfy nie miały problemu z przyjaźnią, raczej z Griffonstone – Gilda zbierała pieniądze na to, by je opuścić, a i inni przedstawiciele tego gatunku spotkani poza tym miastem wydawali się całkiem spoko. Być może czuły się przytłoczone biedą, ruinami, minioną potęgą i tym, że wszystko wokół się waliło, a Pinkie Pie dała im… proszek do pieczenia. Pomogła Gildzie, załamanej światem, w którym przyszło jej żyć, a która przyjaźń znała już od dawna.</text:p>
      <text:p text:style-name="P1">Smoki mają zupełnie inną kulturę i w pełni dorosłe osobniki prowadzą samotniczy tryb życia. Dotyczy to nawet Ember, którą odmieniło spotkanie ze Spike’iem. Jednak jej gatunek nie jest zbyt społeczny, nie mają miast, ani nawet państwa. Tego raczej nie zmieni żadna przyjaźń, bo ta nie leży w naturze tej rasy. Młode osobniki żyją w grupach rówieśniczych, jednak starsze stają się samotnikami, nie licząc migracji, która być może ma na celu spłodzenie kolejnego pokolenia. Smoczy Lord wzywa je przy pomocy magii bardzo rzadko – raz na wiele lat. Jednak jest coś jeszcze, o czym wspomnę później.</text:p>
      <text:p text:style-name="P1">Podmieńce wydają się dobrze sobie radzić same. Thorax miał problem z Pharynxem i to nie jest dziwne, bo w każdej grupie znajdzie się czarna owca, a proste rozwiązania nie zawsze są dobre. Ich społeczeństwo nie potrzebuje lekcji przyjaźni, bo odnalazło ją samodzielnie. Zwróćcie jednak uwagę na to, że podmieńce to gatunek stadny, z silnie zaznaczoną hierarchią. Życie w roju leży w ich naturze.</text:p>
      <text:p text:style-name="P1">Jaki nie mają problemów z przyjaźnią, raczej z oślim uporem, izolacją i głupotą. Hipogryfy nie mają żadnych problemów. Kucyki zresztą też, nie jako rasa. Jasne, zawsze znajdą się jednostki i kłopoty, ale tego nie rozwiąże nawet armia ambasadorów przyjaźni. A jeśli mają takie akcje, że przez problem z przyjaźnią źle się dzieje w całych miasteczkach, to jest to robota dla urzędników państwowych i samych księżniczek.</text:p>
      <text:p text:style-name="P1">A co jeśli jest w tym coś więcej? Zauważyliście, że na trailerach, na otwarcie szkoły przybywają władcy poszczególnych nacji lub ich reprezentanci? Być może cała ta uczelnia ma charakter polityczny i chodzi raczej o wykształcenie przyszłych ambasadorów, rozumiejących kulturę equestriańską, a nawet szpiegujących dla swoich monarchów. Sądzę, że gdyby smoki były bardziej zjednoczone i zdolne do współpracy, to mogłyby zwojować cały świat.</text:p>
      <text:p text:style-name="P1">Co tu dużo mówić – nawet, jeśli Szkoła Przyjaźni ma jakiś sens w świecie kucyków, to wciąż jest pomysłem dość głupim i naiwnym. Ale to nieistotne, bo najważniejsze, żeby się dobrze oglądało. A że absolwenci dostaną pracę tylko w “Redbugu” czy innym “BigMacu”, to już insza inszość. </text:p>
      <text:p text:style-name="P1"/>
      <text:p text:style-name="P1">Obrazki:</text:p>
      <text:p text:style-name="P1"><text:a xlink:type="simple" xlink:href="https://yakovlev-vad.deviantart.com/art/Student-s-dream-735003134" text:style-name="Internet_20_link" text:visited-style-name="Visited_20_Internet_20_Link"><text:span text:style-name="T1">https://yakovlev-vad.deviantart.com/art/Student-s-dream-735003134</text:span></text:a></text:p>
      <text:p text:style-name="P1"><text:a xlink:type="simple" xlink:href="http://i0.kym-cdn.com/photos/images/original/001/324/711/271.png" text:style-name="Internet_20_link" text:visited-style-name="Visited_20_Internet_20_Link"><text:span text:style-name="T1">http://i0.kym-cdn.com/photos/images/original/001/324/711/271.png</text:span></text:a></text:p>
      <text:p text:style-name="P1"><text:a xlink:type="simple" xlink:href="https://hueghost.deviantart.com/art/SPOILERS-Smolder-721570577" text:style-name="Internet_20_link" text:visited-style-name="Visited_20_Internet_20_Link"><text:span text:style-name="T1">https://hueghost.deviantart.com/art/SPOILERS-Smolder-721570577</text:span></text:a></text:p>
      <text:p text:style-name="P1"><text:soft-page-break/><text:a xlink:type="simple" xlink:href="https://hueghost.deviantart.com/art/SPOILERS-beautiful-yak-bbu-722880572" text:style-name="Internet_20_link" text:visited-style-name="Visited_20_Internet_20_Link"><text:span text:style-name="T1">https://hueghost.deviantart.com/art/SPOILERS-beautiful-yak-bbu-722880572</text:span></text:a></text:p>
      <text:p text:style-name="P1"><text:a xlink:type="simple" xlink:href="https://digimonlover101.deviantart.com/art/Yona-730962575" text:style-name="Internet_20_link" text:visited-style-name="Visited_20_Internet_20_Link"><text:span text:style-name="T1">https://digimonlover101.deviantart.com/art/Yona-730962575</text:span></text:a></text:p>
      <text:p text:style-name="P1"><text:a xlink:type="simple" xlink:href="https://digimonlover101.deviantart.com/art/Sandbar-730228056" text:style-name="Internet_20_link" text:visited-style-name="Visited_20_Internet_20_Link"><text:span text:style-name="T1">https://digimonlover101.deviantart.com/art/Sandbar-730228056</text:span></text:a></text:p>
      <text:p text:style-name="P1"><text:a xlink:type="simple" xlink:href="https://s216barber.deviantart.com/art/SMB-MLP-PowerUp-Discussion-459124388" text:style-name="Internet_20_link" text:visited-style-name="Visited_20_Internet_20_Link"><text:span text:style-name="T1">https://s216barber.deviantart.com/art/SMB-MLP-PowerUp-Discussion-459124388</text:span></text:a></text:p>
      <text:p text:style-name="P1"><text:a xlink:type="simple" xlink:href="https://www.deviantart.com/art/Thorax-and-Ocellus-734207663" text:style-name="Internet_20_link" text:visited-style-name="Visited_20_Internet_20_Link"><text:span text:style-name="T1">https://www.deviantart.com/art/Thorax-and-Ocellus-734207663</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9" meta:word-count="1385" meta:character-count="9427" meta:non-whitespace-character-count="8064"/>
    <meta:generator>LibreOfficeDev/5.1.0.3$Linux_X86_64 LibreOffice_project/</meta:generator>
  </office:meta>
</office:document-meta>
</file>